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ext_20_body">Avant de se lancer dans de grands travaux de développement, il est bon de se demander si des projets similaires au sien n’ont pas été menés qui seraient acccompagnés de codes sources disponibles ; si ces codes sources sont ouverts et accessibles, le travail qui consistera à les adapter à son propre projet sera moindre que celui qu’on aurait eu à tout coder de A à Z. On procède comme pour état de l’art des publications, en cherchant sur des bases de publications (Google Scholar, Matilda, Pubmed, Web of Science, Isidore) des articles qui ressembleraient aux siens, puis en interrogeant chacun sur la disponibilité de leur code source.</text:p>
      <text:p text:style-name="Text_20_body">Bien sûr, dans certains cas, le rôle dans l’expérience d’un code source est avéré, sans qu’un lien ne soit fourni par celui-ci ; dans ce cas, il est toujours possible d’écrire à l’auteur correspondant de la publication afin de savoir si un accès et une réutilisation du code source seraient possibles.</text:p>
      <text:p text:style-name="Text_20_body">Lorsqu’on travaille dans des champs particuliers, il arrive que des bibliothèques de codes sources soient déjà prêtes à la consultation. On n’a plus qu’à repérer ce qu’il nous faut, le charger sous la forme de conteneur ou de paquet, l’installer et le modifier ou l’intégrer à son propre code source. Il faut vérifier que l’objet récupéré soit bien utilisable et sur son propre environnement logiciel et matériel.</text:p>
      <text:list text:style-name="L1">
        <text:list-item>
          <text:p text:style-name="P1">Paquets mis à la disposition de la communauté scientifique qui travaille sous R : <text:a xlink:type="simple" xlink:href="https://ropensci.org/" office:name=""><text:span text:style-name="Definition">RopenSci</text:span></text:a></text:p>
        </text:list-item>
        <text:list-item>
          <text:p text:style-name="P1">conteneurs en biologie : https://biocontainers.pro/</text:p>
        </text:list-item>
        <text:list-item>
          <text:p text:style-name="P1">applications utiles à la biologie et présentes dans le gestionnaire de package Conda : <text:a xlink:type="simple" xlink:href="http://bioconda.github.io/" office:name=""><text:span text:style-name="Definition">Bioconda</text:span></text:a></text:p>
        </text:list-item>
        <text:list-item>
          <text:p text:style-name="P1">outils du Medialab Sciences Po pour le traitement des données en sciences sociales : <text:a xlink:type="simple" xlink:href="https://github.com/medialab" office:name=""><text:span text:style-name="Definition">Medialab Sciences Po</text:span></text:a></text:p>
        </text:list-item>
      </text:list>
      <text:p text:style-name="First_20_paragraph">L’Institut Pasteur donne par ailleurs <text:a xlink:type="simple" xlink:href="https://openscience.pasteur.fr/2024/09/04/comment-trouver-des-donnees-et-composants-logiciels-a-reutiliser/%7D" office:name=""><text:span text:style-name="Definition">quelques pistes</text:span></text:a> pour localiser les codes sources et packages utiles à la recherche sur le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3Z</meta:creation-date>
    <dc:date>2025-03-27T08:29:13Z</dc:date>
  </office:meta>
</office:document-meta>
</file>